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d20d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1ed20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Tenemos que aceptar tal cual somos y usar <text:s/>todo nuestro potencial <text:s/>por que aveces solo usamos una parte de nuestra potencia pero si usamos muestra carte y nuestro espiritu para librar cualquier problema que nos <text:s/>detendra. </text:span></text:span></text:p>
      <text:p text:style-name="P1"/>
      <text:p text:style-name="Standard"><text:span text:style-name="Strong_20_Emphasis">Salmos 139:13-14 (NVI):</text:span> <text:span text:style-name="T1">\</text:span></text:p>
      <text:p text:style-name="P2"><text:bookmark text:name="es-RVR1960-16254"/>Porque tú formaste mis entrañas;</text:p>
      <text:p text:style-name="Text_20_body">Tú me hiciste en el vientre de mi madre.</text:p>
      <text:p text:style-name="P2"><text:bookmark text:name="es-RVR1960-16255"/>14 Te alabaré; porque formidables, maravillosas son tus obras;</text:p>
      <text:p text:style-name="Text_20_body">Estoy maravillado,</text:p>
      <text:p text:style-name="Text_20_body">Y mi alma lo sabe muy bien.</text:p>
      <text:p text:style-name="Standard"><text:span text:style-name="Strong_20_Emphasis">Filipenses 4:13 (RVR1960):</text:span><text:line-break/>"Todo lo puedo en Cristo que me fortalece.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23:50:32.746872055</meta:creation-date>
    <dc:date>2024-06-22T23:55:50.218311250</dc:date>
    <meta:editing-duration>PT5M17S</meta:editing-duration>
    <meta:editing-cycles>2</meta:editing-cycles>
    <meta:generator>LibreOffice/24.2.3.2$Linux_X86_64 LibreOffice_project/420$Build-2</meta:generator>
    <meta:document-statistic meta:table-count="0" meta:image-count="0" meta:object-count="0" meta:page-count="1" meta:paragraph-count="8" meta:word-count="83" meta:character-count="496" meta:non-whitespace-character-count="417"/>
  </office:meta>
</office:document-meta>
</file>